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5pt" style:font-size-complex="15pt"/>
    </style:style>
    <style:style style:name="P2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5pt" fo:font-weight="bold" style:font-size-asian="15pt" style:font-weight-asian="bold" style:font-size-complex="15pt"/>
    </style:style>
    <style:style style:name="P5" style:family="paragraph" style:parent-style-name="Standard">
      <style:text-properties style:font-name="Arial" fo:font-size="15pt" fo:font-weight="bold" style:font-size-asian="15pt" style:font-weight-asian="bold" style:font-size-complex="15pt"/>
    </style:style>
    <style:style style:name="P6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Arial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text-properties style:font-name="Arial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 style:list-style-name="L2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 style:list-style-name="L3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 style:list-style-name="L4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 style:list-style-name="L5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 style:list-style-name="L6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7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 style:list-style-name="L8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 style:list-style-name="L9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Arial" fo:font-size="15pt" style:font-size-asian="15pt" style:font-size-complex="15pt"/>
    </style:style>
    <style:style style:name="P18" style:family="paragraph" style:parent-style-name="Standard" style:list-style-name="L4">
      <style:text-properties style:font-name="Arial" fo:font-size="15pt" style:font-size-asian="15pt" style:font-size-complex="15pt"/>
    </style:style>
    <style:style style:name="P19" style:family="paragraph" style:parent-style-name="List_20_Paragraph" style:list-style-name="WWNum2">
      <style:text-properties style:font-name="Arial" fo:font-size="15pt" style:font-size-asian="15pt" style:font-size-complex="15pt"/>
    </style:style>
    <style:style style:name="P20" style:family="paragraph" style:parent-style-name="List_20_Paragraph" style:list-style-name="WWNum3">
      <style:text-properties style:font-name="Arial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5pt" fo:font-weight="normal" style:font-size-asian="15pt" style:font-weight-asian="normal" style:font-size-complex="15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e caso d’uso: Login</text:p>
      <text:p text:style-name="P1">Partecipanti: Amministratore per le riparazioni</text:p>
      <text:p text:style-name="P1">Flusso di eventi:</text:p>
      <text:list xml:id="list9036178708287871282" text:style-name="WWNum2">
        <text:list-item>
          <text:p text:style-name="P19">L’amministratore per le riparazioni vuole accedere al sistema</text:p>
        </text:list-item>
        <text:list-item>
          <text:p text:style-name="P19">Il sistema mostra i campi da compilare: username e password</text:p>
        </text:list-item>
        <text:list-item>
          <text:p text:style-name="P19">L’amministratore per le riparazioni inserisce username e password e li sottomette al sistema premendo sul tasto Login</text:p>
        </text:list-item>
      </text:list>
      <text:p text:style-name="P1">Condizioni di entrata: L’amministratore per le riparazioni si collega al sistema e accede alla funzionalità che consente di effettuare l’accesso</text:p>
      <text:p text:style-name="P1">Condizioni di uscita: Il sistema permette l’accesso all’amministratore per le riparazioni</text:p>
      <text:p text:style-name="P1">Eccezioni: Se al passo 3, all’ invio di username e password il sistema non trova i dati rimanda a “Errore nei dati”</text:p>
      <text:p text:style-name="P1"/>
      <text:p text:style-name="P5">Nome caso d’uso: Errore nei dati</text:p>
      <text:p text:style-name="P1">Partecipanti: Amministratore per le riparazioni</text:p>
      <text:p text:style-name="P1">Flusso di eventi:</text:p>
      <text:list xml:id="list1491663439590351053" text:style-name="WWNum3">
        <text:list-item>
          <text:p text:style-name="P20">Il sistema mostra una schermata con un pulsante “OK” per avvertire l’amministratore per le riparazioni dell’errore</text:p>
        </text:list-item>
        <text:list-item>
          <text:p text:style-name="P20">L’amministratore per le riparazioni visualizza la schermata e clicca “OK”</text:p>
        </text:list-item>
      </text:list>
      <text:p text:style-name="P1">Condizioni di entrata: L’ amministratore per le riparazioni inserisce uno dei dati errati</text:p>
      <text:p text:style-name="P1">Condizioni di uscita: L’amministratore per le riparazioni è pronto ad inserire nuovamente i dati dopo aver visualizzato l’errore</text:p>
      <text:p text:style-name="P1"/>
      <text:p text:style-name="P2">Nome caso d’uso:Modifica dello stato di riparazione</text:p>
      <text:p text:style-name="P3">Partecipanti: Amministratore per le riparazioni</text:p>
      <text:p text:style-name="P3">Flusso di eventi:</text:p>
      <text:list xml:id="list4112958152359857180" text:style-name="L1">
        <text:list-item>
          <text:p text:style-name="P8">Il sistema visualizza una lista con tutti i prodotti in riparazione dei rispettivi utenti</text:p>
        </text:list-item>
        <text:list-item>
          <text:p text:style-name="P8">L’amministratore per le riparazioni seleziona il prodotto a cui vuole modificare lo stato</text:p>
        </text:list-item>
        <text:list-item>
          <text:p text:style-name="P8">Il sistema visualizza lo stato attuale del prodotto selezionato e il nuovo stato da inserire</text:p>
        </text:list-item>
        <text:list-item>
          <text:p text:style-name="P8">L’amministratore per le riparazioni inserisce il nuovo stato del prodotto e conferma la modifica</text:p>
        </text:list-item>
        <text:list-item>
          <text:p text:style-name="P8">Il sistema notifica il successo dell’operazione e visualizza il nuovo stato del prodotto</text:p>
        </text:list-item>
      </text:list>
      <text:p text:style-name="P3"><text:soft-page-break/>Condizioni di entrata: </text:p>
      <text:list xml:id="list2501540877120745362" text:style-name="L2">
        <text:list-item>
          <text:p text:style-name="P9">L’amministratore per le riparazioni si trova sulla pagina per la modifica dello stato delle riparazioni</text:p>
        </text:list-item>
      </text:list>
      <text:p text:style-name="P3">Condizioni di uscita:</text:p>
      <text:list xml:id="list2490271924529041683" text:style-name="L3">
        <text:list-item>
          <text:p text:style-name="P10">L’amministratore per le riparazioni modifica lo stato del prodotto in riparazione</text:p>
        </text:list-item>
        <text:list-item>
          <text:p text:style-name="P10">L’amministratore per le riparazioni annulla l’operazione</text:p>
        </text:list-item>
      </text:list>
      <text:p text:style-name="P3"/>
      <text:p text:style-name="P3"/>
      <text:p text:style-name="P1"><text:span text:style-name="T1">Nome caso d’uso:Aggiunta disponibilità settimanale</text:span></text:p>
      <text:p text:style-name="P2"/>
      <text:p text:style-name="P3">Partecipanti: Amministratore per le riparazioni</text:p>
      <text:p text:style-name="P1">Flussi di eventi:</text:p>
      <text:list xml:id="list7444915029661838558" text:style-name="L4">
        <text:list-item>
          <text:p text:style-name="P18">Il sistema visualizza una lista con tutti i giorni lavorativi della settimana</text:p>
        </text:list-item>
        <text:list-item>
          <text:p text:style-name="P18">L'amministratore per le riparazioni seleziona tre giorni dalla lista</text:p>
        </text:list-item>
        <text:list-item>
          <text:p text:style-name="P11">L’amministratore per le riparazioni conferma le date selezionate </text:p>
        </text:list-item>
        <text:list-item>
          <text:p text:style-name="P11">Il sistema notifica il successo dell’operazione</text:p>
        </text:list-item>
      </text:list>
      <text:p text:style-name="P1">Condizioni di entrata:</text:p>
      <text:list xml:id="list2988869372306557164" text:style-name="L5">
        <text:list-item>
          <text:p text:style-name="P12">L’amministratore per le riparazioni si trova sulla pagina per l' aggiunta dei giorni riservati alle riparazioni</text:p>
        </text:list-item>
      </text:list>
      <text:p text:style-name="P1">Condizione di uscita:</text:p>
      <text:list xml:id="list2356151267605562642" text:style-name="L6">
        <text:list-item>
          <text:p text:style-name="P13">L’amministratore per le riparazioni aggiunge le date disponibili nel sistema</text:p>
        </text:list-item>
      </text:list>
      <text:p text:style-name="P3"/>
      <text:p text:style-name="P3"><text:span text:style-name="T1">Nome caso d’uso:Modifica disponibilità settimanale</text:span></text:p>
      <text:p text:style-name="P3"><text:span text:style-name="T1"/></text:p>
      <text:p text:style-name="P3">Partecipanti: Amministratore per le riparazioni</text:p>
      <text:p text:style-name="P3">Flussi di eventi:</text:p>
      <text:list xml:id="list4979845174493659292" text:style-name="L7">
        <text:list-item>
          <text:p text:style-name="P14">Il sistema visualizza una lista con i tre giorni riservati alle riparazioni</text:p>
        </text:list-item>
        <text:list-item>
          <text:p text:style-name="P14">L'amministratore per le riparazioni seleziona il giorno che vuole cambiare dalla lista</text:p>
        </text:list-item>
        <text:list-item>
          <text:p text:style-name="P14">Il sistema visualizza una lista con i giorni disponibili</text:p>
        </text:list-item>
        <text:list-item>
          <text:p text:style-name="P14">L'amministratore seleziona il nuovo giorno disponibile e conferma l'operazione</text:p>
        </text:list-item>
        <text:list-item>
          <text:p text:style-name="P14">Il sistema notifica il successo dell’operazione</text:p>
        </text:list-item>
      </text:list>
      <text:p text:style-name="Standard"><text:span text:style-name="T2">Condizione di entrata:</text:span></text:p>
      <text:list xml:id="list7618431184895319387" text:style-name="L8">
        <text:list-item>
          <text:p text:style-name="P15"><text:span text:style-name="T2">L’amministratore per le riparazioni si trova sulla pagina per la modifica dei giorni riservati alle riparazioni</text:span></text:p>
        </text:list-item>
      </text:list>
      <text:p text:style-name="P1"/>
      <text:p text:style-name="P1"><text:soft-page-break/>Condizione di uscita:</text:p>
      <text:list xml:id="list6978838022094983779" text:style-name="L9">
        <text:list-item>
          <text:p text:style-name="P16">L’amministratore per le riparazioni aggiorna le date disponibili nel sistem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text-indent="0cm" style:auto-text-indent="false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4T18:41:36.788000000</meta:creation-date>
    <dc:date>2018-11-06T19:47:12.18</dc:date>
    <meta:editing-duration>PT22M1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3" meta:paragraph-count="52" meta:word-count="492" meta:character-count="3356"/>
    <dc:creator>PERRY BOSTON GEORGE</dc:creator>
  </office:meta>
</office:document-meta>
</file>